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fo:font-size="6pt" officeooo:rsid="0014e5ce" officeooo:paragraph-rsid="0014e5ce" style:font-size-asian="5.25pt" style:font-size-complex="6pt"/>
    </style:style>
    <style:style style:name="P3" style:family="paragraph" style:parent-style-name="Text_20_body">
      <style:text-properties officeooo:rsid="0019c257" officeooo:paragraph-rsid="00474fe9"/>
    </style:style>
    <style:style style:name="P4" style:family="paragraph" style:parent-style-name="Text_20_body">
      <style:text-properties officeooo:paragraph-rsid="0019c257"/>
    </style:style>
    <style:style style:name="P5" style:family="paragraph" style:parent-style-name="Title">
      <style:paragraph-properties fo:text-align="start" style:justify-single-word="false"/>
      <style:text-properties officeooo:rsid="0014e5ce" officeooo:paragraph-rsid="0014e5ce"/>
    </style:style>
    <style:style style:name="P6" style:family="paragraph" style:parent-style-name="Sans_20_nom1">
      <style:text-properties style:text-underline-style="none" fo:font-weight="normal" style:font-weight-asian="normal" style:font-weight-complex="normal"/>
    </style:style>
    <style:style style:name="P7" style:family="paragraph" style:parent-style-name="Annexe">
      <style:text-properties officeooo:rsid="00587878" officeooo:paragraph-rsid="00587878"/>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4">
      <style:paragraph-properties>
        <style:tab-stops>
          <style:tab-stop style:position="14.504cm" style:type="right" style:leader-style="dotted" style:leader-text="."/>
        </style:tab-stops>
      </style:paragraph-properties>
    </style:style>
    <style:style style:name="P10" style:family="paragraph" style:parent-style-name="Contents_20_3">
      <style:paragraph-properties>
        <style:tab-stops>
          <style:tab-stop style:position="15.004cm" style:type="right" style:leader-style="dotted" style:leader-text="."/>
        </style:tab-stops>
      </style:paragraph-properties>
    </style:style>
    <style:style style:name="P11" style:family="paragraph" style:parent-style-name="Contents_20_2">
      <style:paragraph-properties>
        <style:tab-stops>
          <style:tab-stop style:position="15.503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Sans_20_nom1">
      <style:text-properties fo:color="#800000" officeooo:rsid="009df4b4" officeooo:paragraph-rsid="009df4b4"/>
    </style:style>
    <style:style style:name="P14" style:family="paragraph" style:parent-style-name="Sans_20_nom1">
      <style:paragraph-properties fo:text-align="start" style:justify-single-word="false"/>
      <style:text-properties style:text-underline-style="none" fo:font-weight="normal" officeooo:paragraph-rsid="009df4b4" style:font-weight-asian="normal" style:font-weight-complex="normal"/>
    </style:style>
    <style:style style:name="P15" style:family="paragraph" style:parent-style-name="Sans_20_nom1">
      <style:paragraph-properties fo:margin-left="0cm" fo:margin-right="0cm" fo:text-indent="0cm" style:auto-text-indent="false"/>
      <style:text-properties officeooo:rsid="001478b7"/>
    </style:style>
    <style:style style:name="P16" style:family="paragraph" style:parent-style-name="Heading_20_2">
      <style:text-properties officeooo:paragraph-rsid="0019c257"/>
    </style:style>
    <style:style style:name="P17" style:family="paragraph" style:parent-style-name="User_20_Index_20_1">
      <style:paragraph-properties>
        <style:tab-stops>
          <style:tab-stop style:position="16.002cm" style:type="right" style:leader-style="dotted" style:leader-text="."/>
        </style:tab-stops>
      </style:paragraph-properties>
    </style:style>
    <style:style style:name="P18" style:family="paragraph" style:parent-style-name="Contents_20_Heading" style:master-page-name="First_20_Page">
      <style:paragraph-properties style:page-number="auto" fo:break-before="page"/>
    </style:style>
    <style:style style:name="P19" style:family="paragraph" style:parent-style-name="Contents_20_Heading" style:master-page-name="Standard">
      <style:paragraph-properties style:page-number="39"/>
    </style:style>
    <style:style style:name="P20" style:family="paragraph" style:parent-style-name="Text_20_body" style:list-style-name="L5"/>
    <style:style style:name="P21" style:family="paragraph" style:parent-style-name="Text_20_body">
      <style:text-properties officeooo:rsid="0089b8a7"/>
    </style:style>
    <style:style style:name="P22" style:family="paragraph" style:parent-style-name="Text_20_body">
      <style:text-properties officeooo:paragraph-rsid="008e14ee"/>
    </style:style>
    <style:style style:name="P23" style:family="paragraph" style:parent-style-name="Text_20_body">
      <style:text-properties officeooo:rsid="009df4b4" officeooo:paragraph-rsid="009df4b4"/>
    </style:style>
    <style:style style:name="P24" style:family="paragraph" style:parent-style-name="Text_20_body" style:list-style-name="L6">
      <style:text-properties officeooo:rsid="009df4b4" officeooo:paragraph-rsid="009df4b4"/>
    </style:style>
    <style:style style:name="P25" style:family="paragraph" style:parent-style-name="Text_20_body" style:list-style-name="L7">
      <style:text-properties officeooo:rsid="009df4b4" officeooo:paragraph-rsid="009df4b4"/>
    </style:style>
    <style:style style:name="P26" style:family="paragraph" style:parent-style-name="Text_20_body">
      <style:text-properties officeooo:rsid="00a12384" officeooo:paragraph-rsid="00a12384"/>
    </style:style>
    <style:style style:name="P27" style:family="paragraph" style:parent-style-name="Text_20_body">
      <style:text-properties officeooo:rsid="00a2429f" officeooo:paragraph-rsid="00a2429f"/>
    </style:style>
    <style:style style:name="P28" style:family="paragraph" style:parent-style-name="Text_20_body" style:list-style-name="L8">
      <style:text-properties officeooo:rsid="00a2429f" officeooo:paragraph-rsid="00a2429f"/>
    </style:style>
    <style:style style:name="P29" style:family="paragraph" style:parent-style-name="Text_20_body" style:list-style-name="L8">
      <style:text-properties officeooo:paragraph-rsid="00a2429f"/>
    </style:style>
    <style:style style:name="P30" style:family="paragraph" style:parent-style-name="Text_20_body">
      <style:text-properties officeooo:rsid="00a3f391" officeooo:paragraph-rsid="00a3f391"/>
    </style:style>
    <style:style style:name="P31" style:family="paragraph" style:parent-style-name="Text_20_body">
      <style:text-properties officeooo:rsid="00a4db89" officeooo:paragraph-rsid="00a4db89"/>
    </style:style>
    <style:style style:name="P32" style:family="paragraph" style:parent-style-name="Text_20_body">
      <style:text-properties officeooo:rsid="00a57be9" officeooo:paragraph-rsid="00a57be9"/>
    </style:style>
    <style:style style:name="P33" style:family="paragraph" style:parent-style-name="Text_20_body" style:list-style-name="L5">
      <style:paragraph-properties fo:margin-top="0.499cm" fo:margin-bottom="0cm" loext:contextual-spacing="false"/>
    </style:style>
    <style:style style:name="P34" style:family="paragraph" style:parent-style-name="User_20_Index_20_Heading">
      <style:paragraph-properties fo:break-before="page"/>
    </style:style>
    <style:style style:name="P35" style:family="paragraph" style:parent-style-name="Contents_20_1">
      <style:paragraph-properties>
        <style:tab-stops>
          <style:tab-stop style:position="16.002cm" style:type="right" style:leader-style="dotted" style:leader-text="."/>
        </style:tab-stops>
      </style:paragraph-properties>
    </style:style>
    <style:style style:name="P36" style:family="paragraph" style:parent-style-name="Heading_20_1">
      <style:text-properties officeooo:rsid="001478b7" officeooo:paragraph-rsid="001478b7"/>
    </style:style>
    <style:style style:name="P37" style:family="paragraph" style:parent-style-name="Heading_20_1">
      <style:text-properties officeooo:rsid="00419ad7" officeooo:paragraph-rsid="00419ad7"/>
    </style:style>
    <style:style style:name="P38" style:family="paragraph" style:parent-style-name="Heading_20_1">
      <style:text-properties officeooo:rsid="0019c257" officeooo:paragraph-rsid="0019c257"/>
    </style:style>
    <style:style style:name="P39" style:family="paragraph" style:parent-style-name="Heading_20_1">
      <style:paragraph-properties fo:break-before="page"/>
      <style:text-properties officeooo:rsid="001478b7" officeooo:paragraph-rsid="001478b7"/>
    </style:style>
    <style:style style:name="P40" style:family="paragraph" style:parent-style-name="Heading_20_1">
      <style:paragraph-properties fo:break-before="page"/>
      <style:text-properties officeooo:rsid="0019c257" officeooo:paragraph-rsid="0019c257"/>
    </style:style>
    <style:style style:name="T1" style:family="text">
      <style:text-properties fo:font-size="20pt" officeooo:rsid="0014e5ce" style:font-size-asian="17.5pt" style:font-size-complex="20pt"/>
    </style:style>
    <style:style style:name="T2" style:family="text">
      <style:text-properties fo:font-size="18pt" fo:font-weight="bold" officeooo:rsid="0014e5ce" style:font-size-asian="18pt" style:font-weight-asian="bold" style:font-size-complex="18pt" style:font-weight-complex="bold"/>
    </style:style>
    <style:style style:name="T3" style:family="text">
      <style:text-properties fo:font-size="18pt" fo:font-weight="bold" officeooo:rsid="009df4b4" style:font-size-asian="18pt" style:font-weight-asian="bold" style:font-size-complex="18pt" style:font-weight-complex="bold"/>
    </style:style>
    <style:style style:name="T4" style:family="text">
      <style:text-properties fo:font-style="italic" style:font-style-asian="italic" style:font-style-complex="italic"/>
    </style:style>
    <style:style style:name="T5" style:family="text">
      <style:text-properties officeooo:rsid="0086d6ca"/>
    </style:style>
    <style:style style:name="T6" style:family="text">
      <style:text-properties officeooo:rsid="009df4b4"/>
    </style:style>
    <style:style style:name="T7" style:family="text">
      <style:text-properties officeooo:rsid="009fbbf3"/>
    </style:style>
    <style:style style:name="T8" style:family="text">
      <style:text-properties officeooo:rsid="00a12384"/>
    </style:style>
    <style:style style:name="T9" style:family="text">
      <style:text-properties officeooo:rsid="00a2429f"/>
    </style:style>
    <style:style style:name="T10" style:family="text">
      <style:text-properties officeooo:rsid="00a3f3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Rapport de <text:span text:style-name="T6">Conception</text:span></text:p>
      <text:p text:style-name="P2"/>
      <text:p text:style-name="P13">Gestion d’un cinéma en C</text:p>
      <text:p text:style-name="P14"><text:tab/><text:tab/><text:span text:style-name="T2">DELACÔTE Dylan –</text:span><text:span text:style-name="T3"> RISSER Rémy</text:span></text:p>
      <text:p text:style-name="P6"><text:span text:style-name="T1"><text:tab/><text:tab/> <text:s text:c="7"/></text:span></text:p>
      <text:p text:style-name="P15"/>
      <text:table-of-content text:style-name="Sect1" text:protected="true" text:name="Table des matières1">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User_20_Index_20_Heading"/>
            <text:index-source-style text:style-name="Illustration_20_Index_20_Heading"/>
            <text:index-source-style text:style-name="Contents_20_Heading"/>
          </text:index-source-styles>
        </text:table-of-content-source>
        <text:index-body>
          <text:index-title text:style-name="Sect1" text:name="Table des matières1_Head">
            <text:p text:style-name="P18">Sommaire</text:p>
          </text:index-title>
          <text:p text:style-name="P8"><text:a xlink:type="simple" xlink:href="#__RefHeading___Toc116_2082420444" text:style-name="Index_20_Link" text:visited-style-name="Index_20_Link">1. Introduction :<text:tab/>3</text:a></text:p>
          <text:p text:style-name="P8"><text:a xlink:type="simple" xlink:href="#__RefHeading___Toc142_1503125403" text:style-name="Index_20_Link" text:visited-style-name="Index_20_Link">2. Choix des techniques utilisées :<text:tab/>4</text:a></text:p>
          <text:p text:style-name="P8"><text:a xlink:type="simple" xlink:href="#__RefHeading___Toc1305_1436588239" text:style-name="Index_20_Link" text:visited-style-name="Index_20_Link">3. Réalisation :<text:tab/>5</text:a></text:p>
          <text:p text:style-name="P8"><text:a xlink:type="simple" xlink:href="#__RefHeading___Toc148_1503125403" text:style-name="Index_20_Link" text:visited-style-name="Index_20_Link">4. Points non-traités :<text:tab/>6</text:a></text:p>
          <text:p text:style-name="P8"><text:a xlink:type="simple" xlink:href="#__RefHeading___Toc154_1503125403" text:style-name="Index_20_Link" text:visited-style-name="Index_20_Link">5. Bugs éventuels :<text:tab/>6</text:a></text:p>
          <text:p text:style-name="P8"><text:a xlink:type="simple" xlink:href="#__RefHeading___Toc2935_836450620" text:style-name="Index_20_Link" text:visited-style-name="Index_20_Link">Table des annexes<text:tab/>7</text:a></text:p>
          <text:p text:style-name="P8"><text:a xlink:type="simple" xlink:href="#__RefHeading___Toc1420_1717752471" text:style-name="Index_20_Link" text:visited-style-name="Index_20_Link">Table des matières<text:tab/>39</text:a></text:p>
        </text:index-body>
      </text:table-of-content>
      <text:h text:style-name="P36" text:outline-level="1" text:is-list-header="true"/>
      <text:h text:style-name="P39" text:outline-level="1"><text:bookmark-start text:name="__RefHeading___Toc116_2082420444"/>Introduction :<text:bookmark-end text:name="__RefHeading___Toc116_2082420444"/></text:h>
      <text:p text:style-name="P23">Le sujet de ce projet est de mettre en place une solution de gestion des files d’attentes <text:s/>d’un cinéma, la solution proposé devra respecter les points suivants :</text:p>
      <text:list xml:id="list7485127843883777500" text:style-name="L6">
        <text:list-item>
          <text:p text:style-name="P24">Un spectateur doit être en mesure de connaître en temps réel le nombre de places disponibles dans la salle pour un film considéré ;</text:p>
        </text:list-item>
        <text:list-item>
          <text:p text:style-name="P24">les tickets peuvent être achetés auprès d’une hôtesse, par internet ou à un guichet automatique ;</text:p>
        </text:list-item>
        <text:list-item>
          <text:p text:style-name="P24">Les places sont numérotées ;</text:p>
        </text:list-item>
        <text:list-item>
          <text:p text:style-name="P24">Les spectateurs abonnés doivent nécessairement être comptabilisés ;</text:p>
        </text:list-item>
        <text:list-item>
          <text:p text:style-name="P24">Au-delà d’une certaine limite, les salles peuvent modifier leur projection en fonction du nombre de clients ;</text:p>
        </text:list-item>
        <text:list-item>
          <text:p text:style-name="P24">Un client peut échanger son billet auprès d’une hôtesse, celle-ci devra lui proposer un autre film ou une projection ultérieure ;</text:p>
        </text:list-item>
        <text:list-item>
          <text:p text:style-name="P24">Certains films sont soumis à autorisation. En cas de doute, l’hôtesse peut interdire l’accès à une salle et donc échanger le billet ;</text:p>
        </text:list-item>
        <text:list-item>
          <text:p text:style-name="P24">Les personnes munies de réservations sont prioritaires ;</text:p>
        </text:list-item>
        <text:list-item>
          <text:p text:style-name="P24">Les films possèdent des caractéristiques (genre, temps de projection, horaire, catégorie, etc.) ;</text:p>
        </text:list-item>
        <text:list-item>
          <text:p text:style-name="P24">Un film peut être projeté dans plusieurs salles.</text:p>
        </text:list-item>
      </text:list>
      <text:h text:style-name="P40" text:outline-level="1"><text:bookmark-start text:name="__RefHeading___Toc142_1503125403"/><text:span text:style-name="T6">Choix des techniques utilisées :</text:span><text:bookmark-end text:name="__RefHeading___Toc142_1503125403"/></text:h>
      <text:p text:style-name="P23">Afin de réaliser le projet, nous avons choisi d’utiliser les technologie suivantes :</text:p>
      <text:list xml:id="list4049281986488245397" text:style-name="L7">
        <text:list-item>
          <text:p text:style-name="P25">les processus (fork) ;</text:p>
        </text:list-item>
        <text:list-item>
          <text:p text:style-name="P25">les sémaphores ;</text:p>
        </text:list-item>
        <text:list-item>
          <text:p text:style-name="P25">les segments de mémoire partagées ;</text:p>
        </text:list-item>
        <text:list-item>
          <text:p text:style-name="P25">les structures ;</text:p>
        </text:list-item>
      </text:list>
      <text:p text:style-name="P23">Afin d’avoir plusieurs processus indépendant, nous utiliseront les processus et non les threads, la raison est simple, nous ne sommes pas à l’aise avec les threads. L’utilisation des sémaphores permettra la mise en place d’attente et la gestion de ressources critiques.</text:p>
      <text:p text:style-name="P23">Pour ce qui est des segments de mémoire partagées, nous avons choisit de les utilisés car nous souhaitons faire une gestion dynamiques du nombres de salles, de films et devront partagées ces informations entre les processus. Les processus récupèrent déjà les variables de leur processus père mais nous souhaitons que si une de ces variables est modifié dans l’un, elle l’est dans l’autre. Nous n’avons pas trouvé d’autres solutions que d’utiliser les segments de mémoire partagées.</text:p>
      <text:p text:style-name="P23">L’utilisation des structures permettra de rassembler les informations des films et des salles.</text:p>
      <text:p text:style-name="P21"/>
      <text:p text:style-name="P21"/>
      <text:p text:style-name="P21"/>
      <text:h text:style-name="P37" text:outline-level="1"><text:bookmark-start text:name="__RefHeading___Toc1305_1436588239"/><text:soft-page-break/><text:span text:style-name="T8">Réalisation :</text:span><text:bookmark-end text:name="__RefHeading___Toc1305_1436588239"/></text:h>
      <text:p text:style-name="P26">Pour la réalisation, la solution de générer dynamiquement des films, via un ficher texte qui serait lu puis interpréter par le processus principal et mis dans le segment de mémoire partagée a été choisi. Chaque film serait ensuite stocké dans une salle et ce serait donc un tableau de salle que l’on mettrait en mémoire partagée.</text:p>
      <text:p text:style-name="P26">La structure film contient les informations du titre, de la date, du genre et de la durée du film. La structure salle, contient une structure film, un nombre de places disponibles, un nombre de places occupées et un nombre de places occupées par les abonnés.</text:p>
      <text:p text:style-name="P26">Ces salles sont ensuite stockées dans un tableau de salle et ce tableau est dans envoyé dans le segment de mémoire partagée.</text:p>
      <text:p text:style-name="P26">L’initialisation et la manipulation des données dans la mémoire partagée sont possible mais nous rencontrions des problèmes sur la modifications de certaines variables, notamment le nombre de place occupées dans la salle. En effet même après une instruction d’incrémentation, les nombres n’augmentaient pas.</text:p>
      <text:p text:style-name="P26">Il a donc fallu revenir en arrière, créer un <text:span text:style-name="T9">compteur</text:span> pour chaque film, délaissant l’aspect dynamique du code.</text:p>
      <text:p text:style-name="P27">Le code se découpe en trois fonction principale, la fonction main qui met en place les variables des salles, des films, prépare les sémaphores, le segment de mémoire partagée, la fonction <text:span text:style-name="T4">Client_cinema</text:span> et la fonction <text:span text:style-name="T4">Client_Abonne_cinema</text:span> qui gèrent les client abonnés et les clients non abonnés.</text:p>
      <text:p text:style-name="P31">Les signaux SIGINT, SIGTSTP et SIGSTOP seront interprété par une interruption du code, une suppression des sémaphores et une suppression du segment de mémoire partagée.</text:p>
      <text:p text:style-name="P32">Il n’y a qu’une seule séance par film mais si le nombre de personnes n’est pas suffisant au moment du lancement des films, la séance est annulé et les client quittent le cinéma. On lance le film si le nombre de client dans la salle représente la moitié du nombre de places disponibles de la salle.</text:p>
      <text:p text:style-name="P3"><text:soft-page-break/></text:p>
      <text:h text:style-name="P38" text:outline-level="1"><text:bookmark-start text:name="__RefHeading___Toc148_1503125403"/><text:span text:style-name="T7">Points non-traités :</text:span><text:bookmark-end text:name="__RefHeading___Toc148_1503125403"/></text:h>
      <text:p text:style-name="P27">Les points suivants n’ont pas pu être traité :</text:p>
      <text:list xml:id="list6767589588542129684" text:style-name="L8">
        <text:list-item>
          <text:p text:style-name="P29"><text:span text:style-name="T9">les places sont numérotés ;</text:span></text:p>
        </text:list-item>
        <text:list-item>
          <text:p text:style-name="P28">un film peut être projeté dans plusieurs salles ;</text:p>
        </text:list-item>
      </text:list>
      <text:h text:style-name="P16" text:outline-level="2" text:is-list-header="true"/>
      <text:h text:style-name="Heading_20_1" text:outline-level="1"><text:bookmark-start text:name="__RefHeading___Toc154_1503125403"/><text:span text:style-name="T7">Bugs éventuels :</text:span><text:bookmark-end text:name="__RefHeading___Toc154_1503125403"/></text:h>
      <text:p text:style-name="P22">L<text:span text:style-name="T10">ors de l’exécution du code après un redémarrage de l’ordinateur, les sémaphores n’ont pas l’air d’opérer, le code se déroule sans fil d’attente.</text:span></text:p>
      <text:p text:style-name="P30">Pour certaines exécutions, certains clients restent bloqués et le code ne se termine pas sans action d’un signal ( SIGINT ou SIGSTOP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499cm" fo:margin-bottom="0.15cm" loext:contextual-spacing="false" fo:line-height="150%" fo:text-align="justify" style:justify-single-word="false" fo:keep-together="always" fo:orphans="0" fo:widows="0" fo:text-indent="1.499cm" style:auto-text-indent="false" style:page-number="auto" style:writing-mode="page">
        <style:tab-stops/>
      </style:paragraph-properties>
      <style:text-properties fo:font-size="12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499cm" fo:margin-top="0.423cm" fo:margin-bottom="0.212cm" loext:contextual-spacing="false" fo:line-height="150%" fo:text-indent="0cm" style:auto-text-indent="false" style:writing-mode="page"/>
      <style:text-properties fo:font-size="130%" style:text-underline-style="solid" style:text-underline-width="bold"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master-page-name="">
      <style:paragraph-properties fo:margin-top="0.4cm" fo:margin-bottom="0cm" loext:contextual-spacing="false" fo:text-align="center" style:justify-single-word="false" style:page-number="auto" style:writing-mode="page"/>
      <style:text-properties fo:font-size="28pt" style:text-underline-style="solid" style:text-underline-width="bold" style:text-underline-color="font-color" fo:font-weight="bold" style:font-size-asian="28pt" style:font-weight-asian="bold" style:font-size-complex="28pt" style:font-weight-complex="bold"/>
    </style:style>
    <style:style style:name="Sans_20_nom1" style:display-name="Sans nom1" style:family="paragraph" style:parent-style-name="Text_20_body" style:master-page-name="">
      <style:paragraph-properties fo:margin-top="0.199cm" fo:margin-bottom="0.101cm" loext:contextual-spacing="false" fo:text-align="start" style:justify-single-word="false" style:page-number="auto" style:shadow="none" style:writing-mode="page">
        <style:tab-stops/>
      </style:paragraph-properties>
      <style:text-properties fo:font-size="26pt" style:text-underline-style="solid" style:text-underline-width="bold" style:text-underline-color="font-color" fo:font-weight="bold" style:font-size-asian="10.5pt"/>
    </style:style>
    <style:style style:name="Heading_20_2" style:display-name="Heading 2" style:family="paragraph" style:parent-style-name="Heading" style:next-style-name="Text_20_body" style:default-outline-level="2" style:class="text">
      <style:paragraph-properties fo:margin-top="0.499cm" fo:margin-bottom="0.21cm" loext:contextual-spacing="false" style:writing-mode="page"/>
      <style:text-properties fo:font-size="115%" style:text-underline-style="solid" style:text-underline-width="bold"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499cm" fo:margin-bottom="0.21cm" loext:contextual-spacing="false" style:page-number="auto" style:writing-mode="page"/>
      <style:text-properties fo:font-size="95%"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writing-mode="page"/>
      <style:text-properties fo:font-size="90%"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Annexe" style:family="paragraph" style:parent-style-name="Standard" style:master-page-name="">
      <style:paragraph-properties fo:text-align="center" style:justify-single-word="false" style:page-number="auto" style:writing-mode="page">
        <style:tab-stops/>
      </style:paragraph-properties>
      <style:text-properties fo:font-size="15pt" style:text-underline-style="solid" style:text-underline-width="auto" style:text-underline-color="font-color"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499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landscape" fo:margin-top="2cm" fo:margin-bottom="2cm" fo:margin-left="2.499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6</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I</text:page-number></text:p>
      </style:footer>
    </style:master-page>
    <style:master-page style:name="HTML" style:page-layout-name="Mpm4"/>
    <style:master-page style:name="Landscape" style:page-layout-name="Mpm5">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09:06:38.742000000</meta:creation-date>
    <dc:date>2018-02-04T20:37:32.414311466</dc:date>
    <meta:editing-duration>PT10H5M18S</meta:editing-duration>
    <meta:editing-cycles>84</meta:editing-cycles>
    <meta:generator>LibreOffice/5.2.7.2$Linux_X86_64 LibreOffice_project/20m0$Build-2</meta:generator>
    <meta:document-statistic meta:table-count="0" meta:image-count="0" meta:object-count="0" meta:page-count="6" meta:paragraph-count="52" meta:word-count="795" meta:character-count="4751" meta:non-whitespace-character-count="4007"/>
  </office:meta>
</office:document-meta>
</file>